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956" officeooo:paragraph-rsid="0002b95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b956" officeooo:paragraph-rsid="0002b956" style:font-weight-asian="bold" style:font-weight-complex="bold"/>
    </style:style>
    <style:style style:name="P3" style:family="paragraph" style:parent-style-name="Standard">
      <style:text-properties officeooo:rsid="000617d0" officeooo:paragraph-rsid="000617d0"/>
    </style:style>
    <style:style style:name="P4" style:family="paragraph" style:parent-style-name="Standard">
      <style:text-properties officeooo:rsid="00044cee" officeooo:paragraph-rsid="00044cee"/>
    </style:style>
    <style:style style:name="P5" style:family="paragraph" style:parent-style-name="Standard">
      <style:text-properties officeooo:rsid="00075eba" officeooo:paragraph-rsid="00075eba"/>
    </style:style>
    <style:style style:name="P6" style:family="paragraph" style:parent-style-name="Standard">
      <style:text-properties officeooo:rsid="00086f5d" officeooo:paragraph-rsid="00086f5d"/>
    </style:style>
    <style:style style:name="P7" style:family="paragraph" style:parent-style-name="Standard">
      <style:text-properties officeooo:rsid="00091ee6" officeooo:paragraph-rsid="00091ee6"/>
    </style:style>
    <style:style style:name="P8" style:family="paragraph" style:parent-style-name="Standard">
      <style:text-properties officeooo:rsid="0009ea82" officeooo:paragraph-rsid="0009ea82"/>
    </style:style>
    <style:style style:name="P9" style:family="paragraph" style:parent-style-name="Standard">
      <style:text-properties officeooo:rsid="000b7705" officeooo:paragraph-rsid="000b7705"/>
    </style:style>
    <style:style style:name="P10" style:family="paragraph" style:parent-style-name="Standard">
      <style:text-properties officeooo:rsid="000d758d" officeooo:paragraph-rsid="000d758d"/>
    </style:style>
    <style:style style:name="T1" style:family="text">
      <style:text-properties officeooo:rsid="00075e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wpiracy: le secret de la durabilité </text:p>
      <text:p text:style-name="P1"/>
      <text:p text:style-name="P1">leonardo dicaprio executer </text:p>
      <text:p text:style-name="P1"/>
      <text:p text:style-name="P2">élus ,grands acteurs qui oublient ce pb</text:p>
      <text:p text:style-name="P1"/>
      <text:p text:style-name="P1"/>
      <text:p text:style-name="P1">Manucher Alemi, Kamyar Guitvechi (ca dept water resources) </text:p>
      <text:p text:style-name="P1">→ impossible car chgt de cpt</text:p>
      <text:p text:style-name="P1"/>
      <text:p text:style-name="P1"/>
      <text:p text:style-name="P1">Kip, etats-uniens </text:p>
      <text:p text:style-name="P1">Al Gore, Former US Vice President Film Une Vérité qui dérange sur l’impact du réchauffement climatique (ouragans, incendies, sécheresses, fonte des neiges, acidification des océans)</text:p>
      <text:p text:style-name="P1">tri des déchets, compost, short showers, vélo plutôt que la voiture → pas assez pour sauver la planète </text:p>
      <text:p text:style-name="P1">UN News Centre : rearing cattle produces more greenhouses gases than driving cars, UN report warns, 2006 (méthane → 86 fois plus destructeurs que co2 des véhicules)</text:p>
      <text:p text:style-name="P1">Livestock = leading cause of ressources (livestock’s rôle in water depletion and pollution, UN) consumption and environmental degradation today </text:p>
      <text:p text:style-name="P1">350.org, greenpeace, sierra club, climate reality, rainforest network, amazon watch → nothing on animal agriculture (plutôt natural gaz and oil production, hydraulic fraction for natural gaz)</text:p>
      <text:p text:style-name="P1">hydraulic fraction 380 milliards de litres d’eau aux US VS 130 mille milliards de litres au US (élevage intensif)</text:p>
      <text:p text:style-name="P1">The average californian utilise presque 5700 litres/jour /personne (Heather Cooley, Pacific institute), moitié vient consommation de viande et produits laitiers (water intensive grains)</text:p>
      <text:p text:style-name="P1">domestic water use 5 % consommée aux US vs 55 % pour l’exploitation animale (9500 litres pour produire 500g de bœuf)</text:p>
      <text:p text:style-name="P1"/>
      <text:p text:style-name="P1">animal agriculture produit 65 % du protoxyde d’azote mondial ( 296 fois plus dangereux pour le réchauffement que le co2) pourtant on ne parle que des énergies fossiles </text:p>
      <text:p text:style-name="P1"/>
      <text:p text:style-name="P1">les émissions de co2 liées à l’énergie devraient augmenter de 20 % d’ici à 2040</text:p>
      <text:p text:style-name="P1">mais celles liées à l’agriculture devraient augmenter de 80 % d’ici à 2050</text:p>
      <text:p text:style-name="P1"/>
      <text:p text:style-name="P1">deux spécialistes de l’env de la banque mondiale ont analysé les ges : animal agriculture responsable de 51 % du changement climatique : puits de carbone, respiration, méthane (pas le cas de l’ONU), 30 % on global water consumption mondiale, occupe 45 % des terres, responsable de 91 % de la destruction de la forêt amazonienne, leading cause of ocean dead zones and habitat destruction and species extinction </text:p>
      <text:p text:style-name="P1"/>
      <text:p text:style-name="P1">richard oppenlander, environmental researcher</text:p>
      <text:p text:style-name="P1">sans utiliser du carburant et électricite du tout à compter d’ajd, on excéderait quand meme notre niveau max de carbone et emissions de ges le 565 gigatonnes d’ici à 2030 (a cause elevage animaux)</text:p>
      <text:p text:style-name="P1">première cause extinction espèce : surpaturage ou hbatitat loss, overfishing </text:p>
      <text:p text:style-name="P3">production de bétail a créé plus de 500 zones mortes saturées d’azote dans les océans <text:s/>(250 000 mètres carrés de zones dépourvues de vie)</text:p>
      <text:p text:style-name="P1"/>
      <text:p text:style-name="P1">kirk r smith university of california berkeley </text:p>
      <text:p text:style-name="P1">if you reduce the level of methane vs co2 ( niveau dans l’atmopshère) singla dans l’atmosphere rapide </text:p>
      <text:p text:style-name="P1"><text:soft-page-break/>al gore : c’est assez dur de parler aux gens de co2, don’t confuse them (émissions de méthane)</text:p>
      <text:p text:style-name="P1"/>
      <text:p text:style-name="P1">dr will tuttle</text:p>
      <text:p text:style-name="P1">il y a 10 000 ans les animaux libres représentaient 99 % of biomass, humains 1 %</text:p>
      <text:p text:style-name="P1">ajd, 98 % of biomass humains et animaux que nous possédons</text:p>
      <text:p text:style-name="P1">on détruit un demi hecture de foret vierge par seconde</text:p>
      <text:p text:style-name="P1">asso = business qui veulent un financement fiable, pas envie d’être vu anti viande, pas envie de faire chier certains orga</text:p>
      <text:p text:style-name="P1"/>
      <text:p text:style-name="P1">michael pollan </text:p>
      <text:p text:style-name="P1"/>
      <text:p text:style-name="P1">demosthenes maratos the sustainability institute </text:p>
      <text:p text:style-name="P1"/>
      <text:p text:style-name="P1"/>
      <text:p text:style-name="P1">aller voir les organisations</text:p>
      <text:p text:style-name="P1">- greenpeace :</text:p>
      <text:p text:style-name="P4">pas de réponse </text:p>
      <text:p text:style-name="P3">53 000 kilos d’excréments bovins produits chaque seconde aux US</text:p>
      <text:p text:style-name="P4"/>
      <text:p text:style-name="P1">- sierra club :</text:p>
      <text:p text:style-name="P1"/>
      <text:p text:style-name="P1">Bruce Hamiton, sierra club, deputy executive director</text:p>
      <text:p text:style-name="P1"/>
      <text:p text:style-name="P1">a1 : Les climatologues disent que le taux d’émission max devrait être 350 particules par million de co2 et ges dans l’atmosphère et on est déjà à 400 (BH)</text:p>
      <text:p text:style-name="P1"/>
      <text:p text:style-name="P1">a2 : pour pas avoir sécheresse, famine, conflits humains, montée des eaux, extinction d’espèces, max 2 degrés de plus → we’re gonna have climate wars in the future </text:p>
      <text:p text:style-name="P1"/>
      <text:p text:style-name="P1">a3 : [what about livestock and animal agriculture ?] What about it ?</text:p>
      <text:p text:style-name="P1">Rapport 2009 worldwatch, 51 % of ges (les deux autres scientifiques?)</text:p>
      <text:p text:style-name="P1"/>
      <text:p text:style-name="P1">Leading cause of climate change : burning too many fossil fuels ( coal, natural gas, oil, sables pétrolières, gaz de schiste) </text:p>
      <text:p text:style-name="P1"/>
      <text:p text:style-name="P1">- <text:span text:style-name="T1">surfrider</text:span></text:p>
      <text:p text:style-name="P5">campaigns about plastic bags and trash</text:p>
      <text:p text:style-name="P5"/>
      <text:p text:style-name="P5">chad nelsen, environmental director</text:p>
      <text:p text:style-name="P5">toxic cocktail : diffuse sources, heavy metal from tire, brakes and cars, herbicides, pesticides</text:p>
      <text:p text:style-name="P5">---</text:p>
      <text:p text:style-name="P5">ONU reported that 3/4 des zones de pêche sont surexploités, à pleine capacité ou fortement vides à cause de la surpêche </text:p>
      <text:p text:style-name="P5"/>
      <text:p text:style-name="P5">lisa agabian, sea shepered </text:p>
      <text:p text:style-name="P5">fishless oceans <text:s/>by the years 2048</text:p>
      <text:p text:style-name="P5">there is no such thing as sustainable fishing</text:p>
      <text:p text:style-name="P5"/>
      <text:p text:style-name="P5">lauren ornleas, food empowerment project </text:p>
      <text:p text:style-name="P5"/>
      <text:p text:style-name="P5">susan hartland sea sheperd</text:p>
      <text:p text:style-name="P5">28 milliards d’animaux peches l’année dernière </text:p>
      <text:p text:style-name="P5"><text:soft-page-break/></text:p>
      <text:p text:style-name="P5">nowadays, 90 millions de tonnes de poisson pêchésthrough massives fishnets</text:p>
      <text:p text:style-name="P5">pour un kg de poisson pechés, jusqu’a 5kg de bykill </text:p>
      <text:p text:style-name="P5"/>
      <text:p text:style-name="P5"/>
      <text:p text:style-name="P5">entre 40 et 50 millions de requins tués chaque année par les hameçons et filets de peche en tant que bykill </text:p>
      <text:p text:style-name="P5"/>
      <text:p text:style-name="P5">- oceana</text:p>
      <text:p text:style-name="P5">one of the best way to help fish is to eat fish (eat sustainable seafood)</text:p>
      <text:p text:style-name="P5"/>
      <text:p text:style-name="P5">gars d’oceana</text:p>
      <text:p text:style-name="P5">accordinag to the fao, 3/4 <text:s/>of fishing fully exploited or overexploited</text:p>
      <text:p text:style-name="P5">question how can that be sustainable if 5kg of bykill? </text:p>
      <text:p text:style-name="P5"/>
      <text:p text:style-name="P5">Épuisement séquentiel : on passe d’une espèce à une autre quand l’autre est éteinte </text:p>
      <text:p text:style-name="P5"><text:s/></text:p>
      <text:p text:style-name="P6">Michael Besancon : seefood is not a sustainable protein source for the feeding of the planet </text:p>
      <text:p text:style-name="P6"/>
      <text:p text:style-name="P6">If the ocean dies we die</text:p>
      <text:p text:style-name="P6"/>
      <text:p text:style-name="P6">comparaison avec forêts tropicales (un demi hectare détruit chaque seconde) → leading cause to feed livestock </text:p>
      <text:p text:style-name="P6"/>
      <text:p text:style-name="P6">- Rainforest Action Network</text:p>
      <text:p text:style-name="P6">Lindsey Allen</text:p>
      <text:p text:style-name="P6">bcp sur l’huile de palme → 10 millions de forêts being cleared (vs 50)</text:p>
      <text:p text:style-name="P6">cattle not included in issues </text:p>
      <text:p text:style-name="P6"/>
      <text:p text:style-name="P6">- Amazon Watch</text:p>
      <text:p text:style-name="P6">Leila Salazar Lopez </text:p>
      <text:p text:style-name="P6">Amazon rain forest destruction leading cause is megaprojets (oil and gas pipelines, etc.) </text:p>
      <text:p text:style-name="P6">but also agrobusiness cattle breeding and soy production (brazil)</text:p>
      <text:p text:style-name="P6">jose carlos, dorothy stand (some were killed for speaking up)</text:p>
      <text:p text:style-name="P6">plus de 1100 activistes ont été tués les dernières années 20 années au brésil</text:p>
      <text:p text:style-name="P6"/>
      <text:p text:style-name="P6">- Will anderson</text:p>
      <text:p text:style-name="P6">greenpeace alaska founder </text:p>
      <text:p text:style-name="P6">(ex member)</text:p>
      <text:p text:style-name="P6">animal agriculture is the problem </text:p>
      <text:p text:style-name="P6"/>
      <text:p text:style-name="P6">- <text:s/>NRDC</text:p>
      <text:p text:style-name="P6">Ann Notthoff </text:p>
      <text:p text:style-name="P6">Too much pollution and too many engines </text:p>
      <text:p text:style-name="P6">majorité antiobio administrés to healthy livestock US</text:p>
      <text:p text:style-name="P6"/>
      <text:p text:style-name="P6">rappel ONU 18-30 %</text:p>
      <text:p text:style-name="P6"/>
      <text:p text:style-name="P6">Sustainable farm visite</text:p>
      <text:p text:style-name="P6">« i love animals »</text:p>
      <text:p text:style-name="P6">« that packaged piece of meat is a living animal » </text:p>
      <text:p text:style-name="P6">« yeah it’s hard but we do it because we love them » </text:p>
      <text:p text:style-name="P6"><text:soft-page-break/>we don’t feel like cattle produce a carbon footprint </text:p>
      <text:p text:style-name="P6"/>
      <text:p text:style-name="P6">it takes 23 months grass fed animals vs 15 for grain fed </text:p>
      <text:p text:style-name="P6"/>
      <text:p text:style-name="P6">due to land use, grass fed beef is more unsustaible than factory farming </text:p>
      <text:p text:style-name="P6"/>
      <text:p text:style-name="P6"/>
      <text:p text:style-name="P6">Dairy</text:p>
      <text:p text:style-name="P6">cow eats 60-70kg/day 110-150 litres of water </text:p>
      <text:p text:style-name="P6">1 litre de lait 3800 litres d’eau </text:p>
      <text:p text:style-name="P6"/>
      <text:p text:style-name="P6"/>
      <text:p text:style-name="P6">Savory the best way to revert desertification more cattle (50s, zimbabwe, similar thinking with elephants, kill 40000 elephants)</text:p>
      <text:p text:style-name="P6"/>
      <text:p text:style-name="P6"/>
      <text:p text:style-name="P6">Killing predators to protect livestock (examples wolves, cougars)</text:p>
      <text:p text:style-name="P6"/>
      <text:p text:style-name="P6"/>
      <text:p text:style-name="P6">ranchlands often do not respect standards</text:p>
      <text:p text:style-name="P6"/>
      <text:p text:style-name="P6"/>
      <text:p text:style-name="P6">Lobby animal agriculute </text:p>
      <text:p text:style-name="P6">Animal Agriculture Alliance </text:p>
      <text:p text:style-name="P6">GMO are not bad</text:p>
      <text:p text:style-name="P6">Significant improvement of well being if inside</text:p>
      <text:p text:style-name="P6"/>
      <text:p text:style-name="P6"/>
      <text:p text:style-name="P6">Oprah Winfrey Show, Howard Lyman (sued by farmers), former farmer himself</text:p>
      <text:p text:style-name="P6"/>
      <text:p text:style-name="P6">environmentalists are the number one terrorist menace according to the fbi</text:p>
      <text:p text:style-name="P6">bc directly threatening profit</text:p>
      <text:p text:style-name="P6"/>
      <text:p text:style-name="P6"/>
      <text:p text:style-name="P6">some would say the issue is overpopulation </text:p>
      <text:p text:style-name="P6">1912 1.5 billion vs 2012 7 billion</text:p>
      <text:p text:style-name="P6">a billion people starving each day vs half of grains and legumes given to animals </text:p>
      <text:p text:style-name="P6">250g de viande par jour par etats unien (not sustainable)</text:p>
      <text:p text:style-name="P6"/>
      <text:p text:style-name="P6">backyard farming </text:p>
      <text:p text:style-name="P6">tough as a kid, some rabbits were named, but after doing it a couple times, we get used to it (you learn it’s something that has to be done) relent de culpabilité</text:p>
      <text:p text:style-name="P6"/>
      <text:p text:style-name="P6"/>
      <text:p text:style-name="P6">kip if i can’t do it i don’t want someone to do it for me</text:p>
      <text:p text:style-name="P6">enfiiin qqc sur l’éthique </text:p>
      <text:p text:style-name="P7">durée de vie poules 42 jours | 18 months pondeuses </text:p>
      <text:p text:style-name="P7"/>
      <text:p text:style-name="P8">michael a klaper vegan for 30 years</text:p>
      <text:p text:style-name="P8">milk gives guys man boobs, gives women breast lumps, gonfler leur utérus, fibroms, saignements ??</text:p>
      <text:p text:style-name="P8">pour soja : <text:a xlink:type="simple" xlink:href="https://www.sciencedirect.com/science/article/pii/S0015028210003687" text:style-name="Internet_20_link" text:visited-style-name="Visited_20_Internet_20_Link">https://www.sciencedirect.com/science/article/pii/S0015028210003687</text:a></text:p>
      <text:p text:style-name="P8"><text:a xlink:type="simple" xlink:href="https://pubmed.ncbi.nlm.nih.gov/39433088/" text:style-name="Internet_20_link" text:visited-style-name="Visited_20_Internet_20_Link"><text:soft-page-break/>https://pubmed.ncbi.nlm.nih.gov/39433088/</text:a></text:p>
      <text:p text:style-name="P8"/>
      <text:p text:style-name="P8">pas besoin de fumier pour faire de l’agriculture </text:p>
      <text:p text:style-name="P8"/>
      <text:p text:style-name="P9">co2 savings personal life : better to go vegan or veg than to switching to electric car or hybrid</text:p>
      <text:p text:style-name="P6"/>
      <text:p text:style-name="P10">vegan diet : less co2, 1/11 fossil fuels, 1/13 amount of water, 1/18 amount of land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09:51:50.860000000</meta:creation-date>
    <dc:date>2026-04-07T08:11:57.080000000</dc:date>
    <meta:editing-duration>PT2H36M20S</meta:editing-duration>
    <meta:editing-cycles>13</meta:editing-cycles>
    <meta:generator>LibreOffice/25.2.3.2$Linux_X86_64 LibreOffice_project/520$Build-2</meta:generator>
    <meta:document-statistic meta:table-count="0" meta:image-count="0" meta:object-count="0" meta:page-count="5" meta:paragraph-count="123" meta:word-count="1304" meta:character-count="7917" meta:non-whitespace-character-count="6682"/>
  </office:meta>
</office:document-meta>
</file>